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padding="0.0193in" fo:border="0.06pt solid #e3e3e3"/>
    </style:style>
    <style:style style:name="P2" style:family="paragraph" style:parent-style-name="Text_20_body" style:list-style-name="L1">
      <style:paragraph-properties fo:margin-top="0in" fo:margin-bottom="0in" style:contextual-spacing="false" fo:padding="0.0193in" fo:border="0.06pt solid #e3e3e3"/>
    </style:style>
    <style:style style:name="P3" style:family="paragraph" style:parent-style-name="Text_20_body" style:list-style-name="L1">
      <style:paragraph-properties fo:padding="0.0193in" fo:border="0.06pt solid #e3e3e3"/>
    </style:style>
    <style:style style:name="P4" style:family="paragraph" style:parent-style-name="Text_20_body">
      <style:paragraph-properties fo:padding="0.0193in" fo:border="0.06pt solid #e3e3e3"/>
      <style:text-properties officeooo:paragraph-rsid="00126886"/>
    </style:style>
    <style:style style:name="T1" style:family="text">
      <style:text-properties loext:padding="0.0193in" loext:border="0.06pt solid #e3e3e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 loext:padding="0.0193in" loext:border="0.06pt solid #e3e3e3"/>
    </style:style>
    <style:style style:name="T4" style:family="text">
      <style:text-properties fo:font-weight="normal" officeooo:rsid="00126886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 loext:padding="0.0193in" loext:border="0.06pt solid #e3e3e3"/>
    </style:style>
    <style:style style:name="T7" style:family="text">
      <style:text-properties fo:color="#c9211e" loext:opacity="100%" fo:font-weight="normal" style:font-weight-asian="normal" style:font-weight-complex="normal"/>
    </style:style>
    <style:style style:name="T8" style:family="text">
      <style:text-properties fo:color="#c9211e" loext:opacity="100%" fo:font-weight="bold" style:font-weight-asian="bold" style:font-weight-complex="bold"/>
    </style:style>
    <style:style style:name="T9" style:family="text">
      <style:text-properties fo:color="#c9211e" loext:opacity="100%" fo:font-weight="bold" style:font-weight-asian="bold" style:font-weight-complex="bold" loext:padding="0.0193in" loext:border="0.06pt solid #e3e3e3"/>
    </style:style>
    <style:style style:name="T10" style:family="text">
      <style:text-properties fo:color="#c9211e" loext:opacity="100%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12" style:family="text">
      <style:text-properties officeooo:rsid="00126886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9">**Adjacency List Representation:**</text:span></text:span></text:p>
      <text:p text:style-name="P1"><text:span text:style-name="Strong_20_Emphasis"><text:span text:style-name="T5">- Definition: </text:span></text:span></text:p>
      <text:p text:style-name="P1"><text:span text:style-name="Strong_20_Emphasis"><text:span text:style-name="T2"><text:s text:c="2"/>- An array of lists where each list represents the vertices adjacent to a particular vertex.</text:span></text:span></text:p>
      <text:p text:style-name="P1"><text:span text:style-name="Strong_20_Emphasis"><text:span text:style-name="T2">-</text:span></text:span><text:span text:style-name="Strong_20_Emphasis"><text:span text:style-name="T5"> Implementation:</text:span></text:span></text:p>
      <text:p text:style-name="P1"><text:span text:style-name="Strong_20_Emphasis"><text:span text:style-name="T2"><text:s text:c="2"/>- Array `Adj` of size |V|, where V is the set of vertices in the graph.</text:span></text:span></text:p>
      <text:p text:style-name="P1"><text:span text:style-name="Strong_20_Emphasis"><text:span text:style-name="T2"><text:s text:c="2"/>- Each element `Adj[u]` represents the list of vertices adjacent to vertex u.</text:span></text:span></text:p>
      <text:p text:style-name="P1"><text:span text:style-name="Strong_20_Emphasis"><text:span text:style-name="T2">-</text:span></text:span><text:span text:style-name="Strong_20_Emphasis"><text:span text:style-name="T5"> Memory Requirement:</text:span></text:span></text:p>
      <text:p text:style-name="P1"><text:span text:style-name="Strong_20_Emphasis"><text:span text:style-name="T2"><text:s text:c="2"/>- Θ(V + E), where V is the number of vertices and E is the number of edges.</text:span></text:span></text:p>
      <text:p text:style-name="P1"><text:span text:style-name="Strong_20_Emphasis"><text:span text:style-name="T5">- Time Complexity:</text:span></text:span></text:p>
      <text:p text:style-name="P1"><text:span text:style-name="Strong_20_Emphasis"><text:span text:style-name="T2"><text:s text:c="2"/>- Finding each edge: Θ(V + E).</text:span></text:span></text:p>
      <text:p text:style-name="P1"><text:span text:style-name="Strong_20_Emphasis"><text:span text:style-name="T2">- </text:span></text:span><text:span text:style-name="Strong_20_Emphasis"><text:span text:style-name="T5">Weighted Graphs:</text:span></text:span></text:p>
      <text:p text:style-name="P1"><text:span text:style-name="Strong_20_Emphasis"><text:span text:style-name="T2"><text:s text:c="2"/>- Can represent weighted graphs by storing weights in the adjacency lists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8">**Adjacency Matrix Representation:**</text:span></text:span></text:p>
      <text:p text:style-name="P1"><text:span text:style-name="Strong_20_Emphasis"><text:span text:style-name="T5">- Definition:</text:span></text:span></text:p>
      <text:p text:style-name="P1"><text:span text:style-name="Strong_20_Emphasis"><text:span text:style-name="T2"><text:s text:c="2"/>- A |V| × |V| matrix A, where |V| is the number of vertices.</text:span></text:span></text:p>
      <text:p text:style-name="P1"><text:span text:style-name="Strong_20_Emphasis"><text:span text:style-name="T2"><text:s text:c="2"/>- Element a_ij represents the presence (or absence) of an edge between vertices i and j.</text:span></text:span></text:p>
      <text:p text:style-name="P1"><text:span text:style-name="Strong_20_Emphasis"><text:span text:style-name="T2">- Memory Requirement:</text:span></text:span></text:p>
      <text:p text:style-name="P1"><text:span text:style-name="Strong_20_Emphasis"><text:span text:style-name="T2"><text:s text:c="2"/>- Θ(V^2), independent of the number of edges.</text:span></text:span></text:p>
      <text:p text:style-name="P1"><text:span text:style-name="Strong_20_Emphasis"><text:span text:style-name="T5">- Time Complexity:</text:span></text:span></text:p>
      <text:p text:style-name="P1"><text:span text:style-name="Strong_20_Emphasis"><text:span text:style-name="T2"><text:s text:c="2"/>- Finding each edge: Θ(V^2).</text:span></text:span></text:p>
      <text:p text:style-name="P1"><text:span text:style-name="Strong_20_Emphasis"><text:span text:style-name="T5">- Symmetry:</text:span></text:span></text:p>
      <text:p text:style-name="P1"><text:span text:style-name="Strong_20_Emphasis"><text:span text:style-name="T2"><text:s text:c="2"/>- In undirected graphs, <text:s/>A = A^T.</text:span></text:span></text:p>
      <text:p text:style-name="P1"><text:span text:style-name="Strong_20_Emphasis"><text:span text:style-name="T5">- Weighted Graphs:</text:span></text:span></text:p>
      <text:p text:style-name="P1"><text:span text:style-name="Strong_20_Emphasis"><text:span text:style-name="T2"><text:s text:c="2"/>- Can store weights in the matrix, with NIL for non-existent edges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7">*</text:span></text:span><text:span text:style-name="Strong_20_Emphasis"><text:span text:style-name="T8">*Attribute Representation:**</text:span></text:span></text:p>
      <text:p text:style-name="P1"><text:span text:style-name="Strong_20_Emphasis"><text:span text:style-name="T5"/></text:span></text:p>
      <text:p text:style-name="P1"><text:span text:style-name="Strong_20_Emphasis"><text:span text:style-name="T5">- Vertex and Edge Attributes:</text:span></text:span></text:p>
      <text:p text:style-name="P1"><text:span text:style-name="Strong_20_Emphasis"><text:span text:style-name="T2"><text:s text:c="2"/>- Represented using notation like v.d for vertex attribute d and (u, v).f for edge attribute f.</text:span></text:span></text:p>
      <text:p text:style-name="P1"><text:span text:style-name="Strong_20_Emphasis"><text:span text:style-name="T5">- Implementation:</text:span></text:span></text:p>
      <text:p text:style-name="P1"><text:span text:style-name="Strong_20_Emphasis"><text:span text:style-name="T2"><text:s text:c="2"/>- Various approaches depending on programming language and requirements.</text:span></text:span></text:p>
      <text:p text:style-name="P1"><text:soft-page-break/><text:span text:style-name="Strong_20_Emphasis"><text:span text:style-name="T2"><text:s text:c="2"/>- In adjacency lists, attributes may be stored in additional arrays parallel to the Adj array.</text:span></text:span></text:p>
      <text:p text:style-name="P1"><text:span text:style-name="Strong_20_Emphasis"><text:span text:style-name="T2">- In object-oriented programming, attributes may be instance variables within vertex or edge classes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11"/></text:span></text:p>
      <text:p text:style-name="P1"><text:span text:style-name="Strong_20_Emphasis"><text:span text:style-name="T7">*</text:span></text:span><text:span text:style-name="Strong_20_Emphasis"><text:span text:style-name="T8">*Breadth-First Search (BFS) Algorithm Overview:**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- **Purpose:** BFS is used to systematically explore the edges of a graph to discover every vertex reachable from a distinguished source vertex.</text:span></text:span></text:p>
      <text:p text:style-name="P1"><text:span text:style-name="Strong_20_Emphasis"><text:span text:style-name="T2"><text:s text:c="2"/></text:span></text:span></text:p>
      <text:p text:style-name="P1"><text:span text:style-name="Strong_20_Emphasis"><text:span text:style-name="T5">- **Key Concepts:**</text:span></text:span></text:p>
      <text:p text:style-name="P1"><text:span text:style-name="Strong_20_Emphasis"><text:span text:style-name="T2"><text:s text:c="2"/>- Computes the distance from the source vertex to each reachable vertex, where distance equals the smallest number of edges needed to reach that vertex from the source.</text:span></text:span></text:p>
      <text:p text:style-name="P1"><text:span text:style-name="Strong_20_Emphasis"><text:span text:style-name="T2"><text:s text:c="2"/>- Produces a "breadth-first tree" with the source vertex as the root, containing all reachable vertices. The tree corresponds to the shortest paths from the source vertex to each reachable vertex.</text:span></text:span></text:p>
      <text:p text:style-name="P1"><text:span text:style-name="Strong_20_Emphasis"><text:span text:style-name="T2"><text:s text:c="2"/>- Expands the frontier between discovered and undiscovered vertices uniformly across the breadth of the frontier.</text:span></text:span></text:p>
      <text:p text:style-name="P1"><text:span text:style-name="Strong_20_Emphasis"><text:span text:style-name="T2"><text:s text:c="2"/>- Utilizes a first-in, first-out (FIFO) queue to keep track of vertices at each distance from the source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5">- **Vertex Coloring:**</text:span></text:span></text:p>
      <text:p text:style-name="P1"><text:span text:style-name="Strong_20_Emphasis"><text:span text:style-name="T2"><text:s text:c="2"/>- Colors vertices white, gray, or black.</text:span></text:span></text:p>
      <text:p text:style-name="P1"><text:span text:style-name="Strong_20_Emphasis"><text:span text:style-name="T2"><text:s text:c="2"/>- White: Initially, all vertices are white. Vertices not reachable from the source stay white.</text:span></text:span></text:p>
      <text:p text:style-name="P1"><text:span text:style-name="Strong_20_Emphasis"><text:span text:style-name="T2"><text:s text:c="2"/>- Gray: Discovered the first time encountered, indicating it's on the frontier of the search.</text:span></text:span></text:p>
      <text:p text:style-name="P1"><text:span text:style-name="Strong_20_Emphasis"><text:span text:style-name="T2"><text:s text:c="2"/>- Black: All edges explored, all neighbors discovered, indicating it's behind the frontier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5">- **BFS Procedure Steps:**</text:span></text:span></text:p>
      <text:p text:style-name="P1"><text:span text:style-name="Strong_20_Emphasis"><text:span text:style-name="T2"><text:s text:c="2"/>1. Initialization: Set up vertex colors, distances, and predecessors. Source vertex painted gray, distance set to 0, and predecessor set to nil. Queue initialized with the source vertex.</text:span></text:span></text:p>
      <text:p text:style-name="P1"><text:span text:style-name="Strong_20_Emphasis"><text:span text:style-name="T2"><text:s text:c="2"/>2. While loop: Continues as long as there are gray vertices (frontier).</text:span></text:span></text:p>
      <text:p text:style-name="P1"><text:span text:style-name="Strong_20_Emphasis"><text:span text:style-name="T2"><text:s text:c="2"/>3. Dequeue: Remove a vertex from the queue.</text:span></text:span></text:p>
      <text:p text:style-name="P1"><text:span text:style-name="Strong_20_Emphasis"><text:span text:style-name="T2"><text:s text:c="2"/>4. Explore neighbors: Iterate through the adjacency list of the dequeued vertex.</text:span></text:span></text:p>
      <text:p text:style-name="P1"><text:span text:style-name="Strong_20_Emphasis"><text:span text:style-name="T2"><text:s text:c="2"/>5. Discover vertices: If a neighbor is white, paint it gray, update its distance and predecessor, and enqueue it.</text:span></text:span></text:p>
      <text:p text:style-name="P1"><text:soft-page-break/><text:span text:style-name="Strong_20_Emphasis"><text:span text:style-name="T2"><text:s text:c="2"/>6. Update vertex color: Paint dequeued vertex black once all its neighbors are explored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5">- **Analysis:**</text:span></text:span></text:p>
      <text:p text:style-name="P1"><text:span text:style-name="Strong_20_Emphasis"><text:span text:style-name="T2"><text:s text:c="2"/>- Running Time: O(V + E), where V is the number of vertices and E is the number of edges. Linear time in the size of the adjacency-list representation of the graph.</text:span></text:span></text:p>
      <text:p text:style-name="P1"><text:span text:style-name="Strong_20_Emphasis"><text:span text:style-name="T2"><text:s text:c="2"/>- Queue Operations: O(V)</text:span></text:span></text:p>
      <text:p text:style-name="P1"><text:span text:style-name="Strong_20_Emphasis"><text:span text:style-name="T2"><text:s text:c="2"/>- Scanning Adjacency Lists: O(V + E)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5">**Shortest Paths:**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- BFS finds the shortest distance from a given source vertex to every other vertex in the graph.</text:span></text:span></text:p>
      <text:p text:style-name="P1"><text:span text:style-name="Strong_20_Emphasis"><text:span text:style-name="T2">- Shortest-path distance δ(s, v) is the minimum number of edges in any path from vertex s to vertex v.</text:span></text:span></text:p>
      <text:p text:style-name="P1"><text:span text:style-name="Strong_20_Emphasis"><text:span text:style-name="T2">- BFS correctly computes shortest-path distances due to its systematic exploration of edges and uniform expansion of the frontier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10">**Depth-First Search (DFS)**</text:span></text:span></text:p>
      <text:p text:style-name="P1"><text:span text:style-name="Strong_20_Emphasis"><text:span text:style-name="T2"/></text:span></text:p>
      <text:p text:style-name="P4"><text:span text:style-name="Strong_20_Emphasis"><text:span text:style-name="T5">- **Definition**:</text:span></text:span></text:p>
      <text:p text:style-name="P4"><text:span text:style-name="Strong_20_Emphasis"><text:span text:style-name="T2">DFS explores as far as possible along each branch before backtracking. It starts at a source vertex, explores as far as possible along each branch, then backtracks.</text:span></text:span></text:p>
      <text:p text:style-name="P1"><text:span text:style-name="Strong_20_Emphasis"><text:span text:style-name="T5"/></text:span></text:p>
      <text:p text:style-name="P1"><text:span text:style-name="Strong_20_Emphasis"><text:span text:style-name="T5">- **Process**:</text:span></text:span></text:p>
      <text:p text:style-name="P1"><text:span text:style-name="Strong_20_Emphasis"><text:span text:style-name="T2"><text:s text:c="2"/>1. Starts at a source vertex, explores all of its edges.</text:span></text:span></text:p>
      <text:p text:style-name="P1"><text:span text:style-name="Strong_20_Emphasis"><text:span text:style-name="T2"><text:s text:c="2"/>2. Continues to explore edges of the most recently discovered vertex with unexplored edges.</text:span></text:span></text:p>
      <text:p text:style-name="P1"><text:span text:style-name="Strong_20_Emphasis"><text:span text:style-name="T2"><text:s text:c="2"/>3. Backtracks when all edges of a vertex have been explored.</text:span></text:span></text:p>
      <text:p text:style-name="P1"><text:span text:style-name="Strong_20_Emphasis"><text:span text:style-name="T2"><text:s text:c="2"/>4. Repeat the process until all reachable vertices are discovered.</text:span></text:span></text:p>
      <text:p text:style-name="P1"><text:span text:style-name="Strong_20_Emphasis"><text:span text:style-name="T5"/></text:span></text:p>
      <text:p text:style-name="P1"><text:span text:style-name="Strong_20_Emphasis"><text:span text:style-name="T5">- **Predecessor Subgraph**: </text:span></text:span></text:p>
      <text:p text:style-name="P1"><text:span text:style-name="Strong_20_Emphasis"><text:span text:style-name="T2"><text:s text:c="2"/>- In DFS, the predecessor subgraph might contain several trees, unlike BFS's single tree.</text:span></text:span></text:p>
      <text:p text:style-name="P1"><text:span text:style-name="Strong_20_Emphasis"><text:span text:style-name="T2"><text:s text:c="2"/>- Represents all vertices and accounts for multiple sources.</text:span></text:span></text:p>
      <text:p text:style-name="P1"><text:soft-page-break/><text:span text:style-name="Strong_20_Emphasis"><text:span text:style-name="T2"><text:s text:c="2"/>- Defined as Gπ = (V, Eπ), where Eπ = {(v.π, v) : v ∈ V and v.π ≠ NIL}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5">- **Timestamps**:</text:span></text:span></text:p>
      <text:p text:style-name="P1"><text:span text:style-name="Strong_20_Emphasis"><text:span text:style-name="T2"><text:s text:c="2"/>- Each vertex has two timestamps: discovery time (v.d) and finish time (v.f).</text:span></text:span></text:p>
      <text:p text:style-name="P1"><text:span text:style-name="Strong_20_Emphasis"><text:span text:style-name="T2"><text:s text:c="2"/>- Provide insights into the graph's structure.</text:span></text:span></text:p>
      <text:p text:style-name="P1"><text:span text:style-name="Strong_20_Emphasis"><text:span text:style-name="T2"><text:s text:c="2"/>- Used for reasoning about DFS behavior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5">- **DFS Procedure**:</text:span></text:span></text:p>
      <text:p text:style-name="P1"><text:span text:style-name="Strong_20_Emphasis"><text:span text:style-name="T2"><text:s text:c="2"/>- Marks vertices with colors (WHITE, GRAY, BLACK) to indicate their state.</text:span></text:span></text:p>
      <text:p text:style-name="P1"><text:span text:style-name="Strong_20_Emphasis"><text:span text:style-name="T2"><text:s text:c="2"/>- Uses timestamps for discovery and finishing times.</text:span></text:span></text:p>
      <text:p text:style-name="P1"><text:span text:style-name="Strong_20_Emphasis"><text:span text:style-name="T2"><text:s text:c="2"/>- Utilizes a global variable for timestamping.</text:span></text:span></text:p>
      <text:p text:style-name="P1"><text:span text:style-name="Strong_20_Emphasis"><text:span text:style-name="T2"><text:s text:c="2"/>- Executes a recursive DFS-VISIT procedure.</text:span></text:span></text:p>
      <text:p text:style-name="P1"><text:span text:style-name="Strong_20_Emphasis"><text:span text:style-name="T5"/></text:span></text:p>
      <text:p text:style-name="P1"><text:span text:style-name="Strong_20_Emphasis"><text:span text:style-name="T5">- **Running Time**: </text:span></text:span></text:p>
      <text:p text:style-name="P1"><text:span text:style-name="Strong_20_Emphasis"><text:span text:style-name="T2"><text:s text:c="2"/>- Θ(V + E), where V is the number of vertices and E is the number of edges.</text:span></text:span></text:p>
      <text:p text:style-name="P1"><text:span text:style-name="Strong_20_Emphasis"><text:span text:style-name="T5"/></text:span></text:p>
      <text:p text:style-name="P1"><text:span text:style-name="Strong_20_Emphasis"><text:span text:style-name="T5">- **Properties**:</text:span></text:span></text:p>
      <text:p text:style-name="P1"><text:span text:style-name="Strong_20_Emphasis"><text:span text:style-name="T2"><text:s text:c="2"/>- **Predecessor Subgraph**: Forms a forest of trees. Each tree mirrors the recursive calls of DFS-VISIT.</text:span></text:span></text:p>
      <text:p text:style-name="P1"><text:span text:style-name="Strong_20_Emphasis"><text:span text:style-name="T2"><text:s text:c="2"/>- **Parenthesis Structure**: Discovery and finish times exhibit well-formed parentheses.</text:span></text:span></text:p>
      <text:p text:style-name="P1"><text:span text:style-name="Strong_20_Emphasis"><text:span text:style-name="T2"><text:s text:c="2"/>- **Edge Classification**: Classifies edges as tree edges, back edges, forward edges, or cross edges.</text:span></text:span></text:p>
      <text:p text:style-name="P1"><text:span text:style-name="Strong_20_Emphasis"><text:span text:style-name="T5"><text:s text:c="2"/>- **Theorems**:</text:span></text:span></text:p>
      <text:p text:style-name="P1"><text:span text:style-name="Strong_20_Emphasis"><text:span text:style-name="T2"><text:s text:c="4"/>- Parenthesis Theorem: Describes the relationship between discovery and finish times.</text:span></text:span></text:p>
      <text:p text:style-name="P1"><text:span text:style-name="Strong_20_Emphasis"><text:span text:style-name="T2"><text:s text:c="4"/>- White-Path Theorem: States conditions for one vertex to be a descendant of another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5">- **Edge Classification**:</text:span></text:span></text:p>
      <text:p text:style-name="P1"><text:span text:style-name="Strong_20_Emphasis"><text:span text:style-name="T2"><text:s text:c="2"/>- Tree edges: in the depth-first forest.</text:span></text:span></text:p>
      <text:p text:style-name="P1"><text:span text:style-name="Strong_20_Emphasis"><text:span text:style-name="T2"><text:s text:c="2"/>- Back edges: connect a vertex to an ancestor.</text:span></text:span></text:p>
      <text:p text:style-name="P1"><text:span text:style-name="Strong_20_Emphasis"><text:span text:style-name="T2"><text:s text:c="2"/>- Forward edges: connect a vertex to a proper descendant.</text:span></text:span></text:p>
      <text:p text:style-name="P1"><text:span text:style-name="Strong_20_Emphasis"><text:span text:style-name="T2"><text:s text:c="2"/>- Cross edges: all other edges.</text:span></text:span></text:p>
      <text:p text:style-name="P1"><text:span text:style-name="Strong_20_Emphasis"><text:span text:style-name="T2"/></text:span></text:p>
      <text:p text:style-name="P1"><text:soft-page-break/><text:span text:style-name="Strong_20_Emphasis"><text:span text:style-name="T5">- **Theorems**:</text:span></text:span></text:p>
      <text:p text:style-name="P1"><text:span text:style-name="Strong_20_Emphasis"><text:span text:style-name="T2"><text:s text:c="2"/>- Theorem 20.10: In undirected graphs, every edge is either a tree edge or a back edge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DFS provides valuable insights into graph structure and is crucial for various graph-related algorithms and analyses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6:58:02.749562120</meta:creation-date>
    <dc:date>2024-04-13T20:56:19.489911350</dc:date>
    <meta:editing-duration>PT3M4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5" meta:paragraph-count="97" meta:word-count="971" meta:character-count="6034" meta:non-whitespace-character-count="5033"/>
  </office:meta>
</office:document-meta>
</file>